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771798E6.png"/>
  <manifest:file-entry manifest:media-type="image/png" manifest:full-path="Pictures/100000000000005E0000005EA38222DC.png"/>
  <manifest:file-entry manifest:media-type="image/png" manifest:full-path="Pictures/100000000000000800000008DD0ADA2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bitmap" draw:fill-color="#99ccff" draw:fill-hatch-name="Black_20_0_20_Degrees" draw:fill-image-name="Aqua" draw:textarea-horizontal-align="center" draw:textarea-vertical-align="middle"/>
    </style:style>
    <style:style style:name="gr2" style:family="graphic" style:parent-style-name="objectwithoutfill">
      <style:graphic-properties draw:fill="bitmap" draw:fill-gradient-name="Gradient_20_1" draw:fill-hatch-name="Black_20_0_20_Degrees" draw:fill-image-name="Stone" draw:textarea-horizontal-align="center" draw:textarea-vertical-align="middl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fill="bitmap" draw:fill-color="#006b6b" draw:fill-gradient-name="Gradient_20_1" draw:fill-hatch-name="Hatch_20_2" draw:fill-hatch-solid="false" draw:fill-image-name="Empty" draw:textarea-horizontal-align="right" draw:textarea-vertical-align="middle" draw:auto-grow-height="false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75cm"/>
    </style:style>
    <style:style style:name="gr8" style:family="graphic" style:parent-style-name="measure" style:list-style-name="L1">
      <style:graphic-properties draw:textarea-horizontal-align="center" draw:textarea-vertical-align="middle" draw:line-distance="3.3cm"/>
    </style:style>
    <style:style style:name="gr9" style:family="graphic" style:parent-style-name="standard">
      <style:graphic-properties draw:stroke="none" svg:stroke-color="#000000" draw:fill="none" draw:fill-color="#ffffff" fo:min-height="2cm"/>
    </style:style>
    <style:style style:name="gr10" style:family="graphic" style:parent-style-name="standard">
      <style:graphic-properties draw:fill="bitmap" draw:fill-image-name="Empty" draw:textarea-horizontal-align="center" draw:textarea-vertical-align="middle"/>
    </style:style>
    <style:style style:name="gr11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center" draw:textarea-vertical-align="middle"/>
    </style:style>
    <style:style style:name="gr12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5.999cm" svg:height="15.499cm" draw:transform="rotate (1.5707963267946) translate (1cm 14.5000000000401cm)" svg:viewBox="0 0 6000 15500" svg:d="m0 2000h5500c0 0-500 264-500 500 0 471 1000 529 1000 1000s-1000 529-1000 1000 1000 529 1000 1000-1000 529-1000 1000 1000 529 1000 1000-1000 529-1000 1000 1000 529 1000 1000-1000 529-1000 1000c0 236 500 500 500 500h-2000v6500h-2500v-6500h-1000z">
          <text:p/>
        </draw:path>
        <draw:polygon draw:style-name="gr2" draw:text-style-name="P1" draw:layer="layout" svg:width="9.643cm" svg:height="8.853cm" draw:transform="rotate (0.321664181142494) translate (7.95028511080119cm 8.34908446818002cm)" svg:viewBox="0 0 9644 8854" draw:points="1739,22134 5692,22924 6482,22134 6166,23082 7273,21343 6640,23241 7905,21027 7115,23399 8063,22134 7905,22608 9012,20869 8854,22924 9644,22134 7115,29723 0,27352 316,26403 6483,28458 7273,26087 1107,24032">
          <text:p/>
        </draw:polygon>
        <draw:custom-shape draw:style-name="gr3" draw:text-style-name="P1" draw:layer="layout" svg:width="1.5cm" svg:height="1.5cm" svg:x="10.5cm" svg:y="5cm">
          <text:p/>
          <draw:enhanced-geometry svg:viewBox="0 0 21600 21600" draw:glue-points="10800 0 0 10800 10800 21600 21600 10800" draw:text-areas="?f52 ?f52 ?f53 ?f53" draw:type="sun" draw:modifiers="4964.69020652898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4" draw:text-style-name="P2" draw:layer="layout" svg:width="3.762cm" svg:height="1.675cm" svg:x="13cm" svg:y="11cm">
          <draw:text-box>
            <text:p text:style-name="P2">Underwater</text:p>
            <text:p text:style-name="P2">cave</text:p>
          </draw:text-box>
        </draw:frame>
        <draw:line draw:style-name="gr5" draw:text-style-name="P1" draw:layer="layout" svg:x1="1cm" svg:y1="9cm" svg:x2="17.5cm" svg:y2="9cm">
          <text:p/>
        </draw:line>
        <draw:g>
          <draw:custom-shape draw:style-name="gr6" draw:text-style-name="P1" draw:layer="layout" svg:width="0.915cm" svg:height="1.973cm" draw:transform="rotate (-1.52698856257074) translate (13.971cm 12.499cm)">
            <text:p/>
            <draw:enhanced-geometry svg:viewBox="0 0 21600 21600" draw:glue-points="?f6 10800 10800 21600 ?f5 10800 10800 0" draw:text-areas="?f3 ?f3 ?f4 ?f4" draw:type="trapezoid" draw:modifiers="9867.910696434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4cm" svg:height="1cm" svg:x="12.5cm" svg:y="12.5cm">
            <draw:text-box>
              <text:p>cam</text:p>
            </draw:text-box>
          </draw:frame>
        </draw:g>
        <draw:measure draw:style-name="gr8" draw:text-style-name="P3" draw:layer="measurelines" svg:x1="12cm" svg:y1="13cm" svg:x2="12cm" svg:y2="9cm">
          <text:p text:style-name="P3"><text:span text:style-name="T1">depth</text:span></text:p>
        </draw:measure>
        <draw:frame draw:style-name="gr9" draw:text-style-name="P4" draw:layer="layout" svg:width="7cm" svg:height="2.25cm" svg:x="1cm" svg:y="4.5cm">
          <draw:text-box>
            <text:p><text:span text:style-name="T2">1) Underwater depth</text:span></text:p>
          </draw:text-box>
        </draw:frame>
        <draw:frame draw:style-name="gr9" draw:text-style-name="P5" draw:layer="layout" svg:width="11.5cm" svg:height="2.25cm" svg:x="5cm" svg:y="1cm">
          <draw:text-box>
            <text:p text:style-name="P1"><text:span text:style-name="T3">Calculation of Depth</text:span></text:p>
          </draw:text-box>
        </draw:frame>
      </draw:page>
      <draw:page draw:name="page2" draw:style-name="dp1" draw:master-page-name="Обычный">
        <draw:rect draw:style-name="gr10" draw:text-style-name="P1" draw:layer="layout" svg:width="5cm" svg:height="7cm" svg:x="7cm" svg:y="14.5cm">
          <text:p text:style-name="P1">indoor</text:p>
        </draw:rect>
        <draw:frame draw:style-name="gr9" draw:text-style-name="P4" draw:layer="layout" svg:width="8cm" svg:height="2.25cm" svg:x="1cm" svg:y="1cm">
          <draw:text-box>
            <text:p><text:span text:style-name="T2">2) Indoor depth</text:span></text:p>
          </draw:text-box>
        </draw:frame>
        <draw:rect draw:style-name="gr11" draw:text-style-name="P1" draw:id="id1" draw:layer="layout" svg:width="6cm" svg:height="4cm" svg:x="8.5cm" svg:y="4.5cm">
          <draw:glue-point draw:id="4" svg:x="-5.001cm" svg:y="-2.5cm"/>
          <draw:glue-point draw:id="5" svg:x="-5cm" svg:y="2.5cm"/>
          <text:p text:style-name="P1">indoor</text:p>
        </draw:rect>
        <draw:connector draw:style-name="gr12" draw:text-style-name="P1" draw:layer="layout" draw:line-skew="0.501cm" svg:x1="8.5cm" svg:y1="5.5cm" svg:x2="8.5cm" svg:y2="7.5cm" draw:start-shape="id1" draw:start-glue-point="4" draw:end-shape="id1" draw:end-glue-point="5" svg:d="m8500 5500v0 2000 0">
          <text:p/>
        </draw:connector>
        <draw:custom-shape draw:style-name="gr3" draw:text-style-name="P1" draw:layer="layout" svg:width="1.5cm" svg:height="1.5cm" svg:x="4cm" svg:y="4cm">
          <text:p/>
          <draw:enhanced-geometry svg:viewBox="0 0 21600 21600" draw:glue-points="10800 0 0 10800 10800 21600 21600 10800" draw:text-areas="?f52 ?f52 ?f53 ?f53" draw:type="sun" draw:modifiers="4964.69020652898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4" draw:layer="layout" svg:width="2.648cm" svg:height="0.963cm" svg:x="3cm" svg:y="6cm">
          <draw:text-box>
            <text:p>outdoor</text:p>
          </draw:text-box>
        </draw:frame>
        <draw:g>
          <draw:custom-shape draw:style-name="gr6" draw:text-style-name="P1" draw:layer="layout" svg:width="0.915cm" svg:height="1.973cm" draw:transform="rotate (-1.52698856257074) translate (12.971cm 7.499cm)">
            <text:p/>
            <draw:enhanced-geometry svg:viewBox="0 0 21600 21600" draw:glue-points="?f6 10800 10800 21600 ?f5 10800 10800 0" draw:text-areas="?f3 ?f3 ?f4 ?f4" draw:type="trapezoid" draw:modifiers="9867.910696434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4cm" svg:height="1cm" svg:x="11.5cm" svg:y="7.5cm">
            <draw:text-box>
              <text:p>cam</text:p>
            </draw:text-box>
          </draw:frame>
        </draw:g>
        <draw:line draw:style-name="gr13" draw:text-style-name="P1" draw:layer="layout" svg:x1="11cm" svg:y1="8cm" svg:x2="8.5cm" svg:y2="6.5cm">
          <text:p/>
        </draw:line>
        <draw:frame draw:style-name="gr4" draw:layer="layout" svg:width="0.917cm" svg:height="1.17cm" svg:x="9.286cm" svg:y="7.037cm">
          <draw:text-box>
            <text:p>r<text:span text:style-name="T4">1</text:span></text:p>
          </draw:text-box>
        </draw:frame>
        <draw:frame draw:style-name="gr14" draw:layer="layout" svg:width="2.387cm" svg:height="0.715cm" svg:x="8.5cm" svg:y="9.4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17cm" svg:height="1cm" svg:x="1cm" svg:y="2.5cm">
          <draw:text-box>
            <text:p>a) One room with one portal</text:p>
          </draw:text-box>
        </draw:frame>
        <draw:rect draw:style-name="gr11" draw:text-style-name="P1" draw:id="id2" draw:layer="layout" svg:width="6cm" svg:height="4cm" svg:x="12cm" svg:y="17.5cm">
          <draw:glue-point draw:id="4" svg:x="-5.001cm" svg:y="-2.5cm"/>
          <draw:glue-point draw:id="5" svg:x="-5cm" svg:y="2.5cm"/>
          <text:p text:style-name="P1">indoor</text:p>
        </draw:rect>
        <draw:connector draw:style-name="gr12" draw:text-style-name="P1" draw:layer="layout" draw:line-skew="0.501cm" svg:x1="12cm" svg:y1="18.5cm" svg:x2="12cm" svg:y2="20.5cm" draw:start-shape="id2" draw:start-glue-point="4" draw:end-shape="id2" draw:end-glue-point="5" svg:d="m12000 18500v0 2000 0">
          <text:p/>
        </draw:connector>
        <draw:custom-shape draw:style-name="gr3" draw:text-style-name="P1" draw:layer="layout" svg:width="1.5cm" svg:height="1.5cm" svg:x="4.5cm" svg:y="14cm">
          <text:p/>
          <draw:enhanced-geometry svg:viewBox="0 0 21600 21600" draw:glue-points="10800 0 0 10800 10800 21600 21600 10800" draw:text-areas="?f52 ?f52 ?f53 ?f53" draw:type="sun" draw:modifiers="4964.69020652898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4" draw:layer="layout" svg:width="2.648cm" svg:height="0.963cm" svg:x="3.5cm" svg:y="16cm">
          <draw:text-box>
            <text:p>outdoor</text:p>
          </draw:text-box>
        </draw:frame>
        <draw:g>
          <draw:custom-shape draw:style-name="gr6" draw:text-style-name="P1" draw:layer="layout" svg:width="0.915cm" svg:height="1.973cm" draw:transform="rotate (-1.52698856257074) translate (16.471cm 20.499cm)">
            <text:p/>
            <draw:enhanced-geometry svg:viewBox="0 0 21600 21600" draw:glue-points="?f6 10800 10800 21600 ?f5 10800 10800 0" draw:text-areas="?f3 ?f3 ?f4 ?f4" draw:type="trapezoid" draw:modifiers="9867.910696434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4cm" svg:height="1cm" svg:x="15cm" svg:y="20.5cm">
            <draw:text-box>
              <text:p>cam</text:p>
            </draw:text-box>
          </draw:frame>
        </draw:g>
        <draw:line draw:style-name="gr13" draw:text-style-name="P1" draw:layer="layout" svg:x1="14.5cm" svg:y1="21cm" svg:x2="12cm" svg:y2="19.5cm">
          <text:p/>
        </draw:line>
        <draw:frame draw:style-name="gr4" draw:layer="layout" svg:width="0.917cm" svg:height="1.17cm" svg:x="12.786cm" svg:y="20.037cm">
          <draw:text-box>
            <text:p>r<text:span text:style-name="T4">1</text:span></text:p>
          </draw:text-box>
        </draw:frame>
        <draw:frame draw:style-name="gr15" draw:layer="layout" svg:width="10cm" svg:height="1cm" svg:x="1.5cm" svg:y="12.5cm">
          <draw:text-box>
            <text:p>b) Series of rooms</text:p>
          </draw:text-box>
        </draw:frame>
        <draw:line draw:style-name="gr12" draw:text-style-name="P1" draw:layer="layout" svg:x1="8cm" svg:y1="14.5cm" svg:x2="11cm" svg:y2="14.5cm">
          <text:p/>
        </draw:line>
        <draw:line draw:style-name="gr13" draw:text-style-name="P1" draw:layer="layout" svg:x1="9.5cm" svg:y1="14.5cm" svg:x2="12cm" svg:y2="19.5cm">
          <text:p/>
        </draw:line>
        <draw:frame draw:style-name="gr4" draw:layer="layout" svg:width="0.917cm" svg:height="1.17cm" svg:x="10cm" svg:y="16.5cm">
          <draw:text-box>
            <text:p>r<text:span text:style-name="T4">2</text:span></text:p>
          </draw:text-box>
        </draw:frame>
        <draw:frame draw:style-name="gr14" draw:layer="layout" svg:width="3.301cm" svg:height="0.715cm" svg:x="11.669cm" svg:y="22.5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3" draw:style-name="dp1" draw:master-page-name="Обычный">
        <draw:rect draw:style-name="gr11" draw:text-style-name="P1" draw:id="id3" draw:layer="layout" svg:width="10cm" svg:height="7cm" svg:x="8cm" svg:y="3.5cm">
          <draw:glue-point draw:id="4" svg:x="-5.001cm" svg:y="-2.5cm"/>
          <draw:glue-point draw:id="5" svg:x="-5cm" svg:y="2.5cm"/>
          <text:p text:style-name="P1">indoor</text:p>
        </draw:rect>
        <draw:connector draw:style-name="gr12" draw:text-style-name="P1" draw:layer="layout" draw:line-skew="0.501cm" svg:x1="8cm" svg:y1="5.25cm" svg:x2="8cm" svg:y2="8.75cm" draw:start-shape="id3" draw:start-glue-point="4" draw:end-shape="id3" draw:end-glue-point="5" svg:d="m8000 5250v0 3500 0">
          <text:p/>
        </draw:connector>
        <draw:custom-shape draw:style-name="gr3" draw:text-style-name="P1" draw:layer="layout" svg:width="1.5cm" svg:height="1.5cm" svg:x="4.5cm" svg:y="3cm">
          <text:p/>
          <draw:enhanced-geometry svg:viewBox="0 0 21600 21600" draw:glue-points="10800 0 0 10800 10800 21600 21600 10800" draw:text-areas="?f52 ?f52 ?f53 ?f53" draw:type="sun" draw:modifiers="4964.69020652898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4" draw:layer="layout" svg:width="2.648cm" svg:height="0.963cm" svg:x="3.5cm" svg:y="5cm">
          <draw:text-box>
            <text:p>outdoor</text:p>
          </draw:text-box>
        </draw:frame>
        <draw:g>
          <draw:custom-shape draw:style-name="gr6" draw:text-style-name="P1" draw:layer="layout" svg:width="0.915cm" svg:height="1.973cm" draw:transform="rotate (-1.52698856257074) translate (16.471cm 7.5cm)">
            <text:p/>
            <draw:enhanced-geometry svg:viewBox="0 0 21600 21600" draw:glue-points="?f6 10800 10800 21600 ?f5 10800 10800 0" draw:text-areas="?f3 ?f3 ?f4 ?f4" draw:type="trapezoid" draw:modifiers="9867.910696434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4cm" svg:height="1cm" svg:x="15cm" svg:y="7.501cm">
            <draw:text-box>
              <text:p>cam</text:p>
            </draw:text-box>
          </draw:frame>
        </draw:g>
        <draw:line draw:style-name="gr13" draw:text-style-name="P1" draw:layer="layout" svg:x1="14.5cm" svg:y1="8cm" svg:x2="8cm" svg:y2="7cm">
          <text:p/>
        </draw:line>
        <draw:frame draw:style-name="gr4" draw:layer="layout" svg:width="0.917cm" svg:height="1.17cm" svg:x="10cm" svg:y="8cm">
          <draw:text-box>
            <text:p>r<text:span text:style-name="T4">1</text:span></text:p>
          </draw:text-box>
        </draw:frame>
        <draw:frame draw:style-name="gr15" draw:layer="layout" svg:width="10cm" svg:height="1cm" svg:x="1.5cm" svg:y="1.5cm">
          <draw:text-box>
            <text:p>c) One room with several portals</text:p>
          </draw:text-box>
        </draw:frame>
        <draw:line draw:style-name="gr12" draw:text-style-name="P1" draw:layer="layout" svg:x1="10cm" svg:y1="3.5cm" svg:x2="16cm" svg:y2="3.5cm">
          <text:p/>
        </draw:line>
        <draw:line draw:style-name="gr13" draw:text-style-name="P1" draw:layer="layout" svg:x1="13cm" svg:y1="3.5cm" svg:x2="14.5cm" svg:y2="8cm">
          <text:p/>
        </draw:line>
        <draw:frame draw:style-name="gr4" draw:layer="layout" svg:width="0.917cm" svg:height="1.17cm" svg:x="12.583cm" svg:y="4.83cm">
          <draw:text-box>
            <text:p>r<text:span text:style-name="T4">2</text:span></text:p>
          </draw:text-box>
        </draw:frame>
        <draw:frame draw:style-name="gr14" draw:layer="layout" svg:width="4.437cm" svg:height="0.715cm" svg:x="10.5cm" svg:y="1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10" draw:text-style-name="P1" draw:layer="layout" svg:width="3.5cm" svg:height="7cm" svg:x="10cm" svg:y="17.5cm">
          <text:p text:style-name="P1">indoor</text:p>
        </draw:rect>
        <draw:rect draw:style-name="gr10" draw:text-style-name="P1" draw:layer="layout" svg:width="3.5cm" svg:height="7cm" svg:x="6.5cm" svg:y="17.5cm">
          <text:p text:style-name="P1">indoor</text:p>
        </draw:rect>
        <draw:rect draw:style-name="gr11" draw:text-style-name="P1" draw:layer="layout" svg:width="5cm" svg:height="7cm" svg:x="13.5cm" svg:y="17.5cm">
          <draw:glue-point draw:id="4" svg:x="-5.001cm" svg:y="-2.5cm"/>
          <draw:glue-point draw:id="5" svg:x="-5cm" svg:y="2.5cm"/>
          <text:p text:style-name="P1">indoor</text:p>
        </draw:rect>
        <draw:custom-shape draw:style-name="gr3" draw:text-style-name="P1" draw:layer="layout" svg:width="1.5cm" svg:height="1.5cm" svg:x="3.5cm" svg:y="17.5cm">
          <text:p/>
          <draw:enhanced-geometry svg:viewBox="0 0 21600 21600" draw:glue-points="10800 0 0 10800 10800 21600 21600 10800" draw:text-areas="?f52 ?f52 ?f53 ?f53" draw:type="sun" draw:modifiers="4964.69020652898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4" draw:layer="layout" svg:width="2.648cm" svg:height="0.963cm" svg:x="2.5cm" svg:y="19.5cm">
          <draw:text-box>
            <text:p>outdoor</text:p>
          </draw:text-box>
        </draw:frame>
        <draw:line draw:style-name="gr13" draw:text-style-name="P1" draw:layer="layout" svg:x1="15cm" svg:y1="23cm" svg:x2="13.5cm" svg:y2="22cm">
          <text:p/>
        </draw:line>
        <draw:frame draw:style-name="gr4" draw:layer="layout" svg:width="0.917cm" svg:height="1.17cm" svg:x="14.083cm" svg:y="21.33cm">
          <draw:text-box>
            <text:p>r<text:span text:style-name="T4">2</text:span></text:p>
          </draw:text-box>
        </draw:frame>
        <draw:frame draw:style-name="gr15" draw:layer="layout" svg:width="10cm" svg:height="1cm" svg:x="2cm" svg:y="15.501cm">
          <draw:text-box>
            <text:p>d) Complex case</text:p>
          </draw:text-box>
        </draw:frame>
        <draw:line draw:style-name="gr12" draw:text-style-name="P1" draw:layer="layout" svg:x1="14.5cm" svg:y1="17.5cm" svg:x2="17.5cm" svg:y2="17.5cm">
          <text:p/>
        </draw:line>
        <draw:line draw:style-name="gr13" draw:text-style-name="P1" draw:layer="layout" svg:x1="16cm" svg:y1="17.5cm" svg:x2="15cm" svg:y2="23cm">
          <text:p/>
        </draw:line>
        <draw:frame draw:style-name="gr4" draw:layer="layout" svg:width="0.917cm" svg:height="1.17cm" svg:x="12.083cm" svg:y="18cm">
          <draw:text-box>
            <text:p>r<text:span text:style-name="T4">3</text:span></text:p>
          </draw:text-box>
        </draw:frame>
        <draw:frame draw:style-name="gr14" draw:layer="layout" svg:width="10.459cm" svg:height="0.715cm" svg:x="4cm" svg:y="25.28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2" draw:text-style-name="P1" draw:layer="layout" svg:x1="10cm" svg:y1="18cm" svg:x2="10cm" svg:y2="22cm">
          <text:p/>
        </draw:line>
        <draw:line draw:style-name="gr12" draw:text-style-name="P1" draw:layer="layout" svg:x1="13.5cm" svg:y1="20cm" svg:x2="13.5cm" svg:y2="24cm">
          <text:p/>
        </draw:line>
        <draw:line draw:style-name="gr12" draw:text-style-name="P1" draw:layer="layout" svg:x1="6.5cm" svg:y1="20cm" svg:x2="6.5cm" svg:y2="24cm">
          <text:p/>
        </draw:line>
        <draw:line draw:style-name="gr12" draw:text-style-name="P1" draw:layer="layout" svg:x1="10.5cm" svg:y1="17.5cm" svg:x2="13cm" svg:y2="17.5cm">
          <text:p/>
        </draw:line>
        <draw:line draw:style-name="gr12" draw:text-style-name="P1" draw:layer="layout" svg:x1="7cm" svg:y1="17.5cm" svg:x2="9.5cm" svg:y2="17.5cm">
          <text:p/>
        </draw:line>
        <draw:frame draw:style-name="gr4" draw:layer="layout" svg:width="0.917cm" svg:height="1.17cm" svg:x="15.583cm" svg:y="18.83cm">
          <draw:text-box>
            <text:p>r<text:span text:style-name="T4">1</text:span></text:p>
          </draw:text-box>
        </draw:frame>
        <draw:line draw:style-name="gr13" draw:text-style-name="P1" draw:layer="layout" svg:x1="13.5cm" svg:y1="22cm" svg:x2="10cm" svg:y2="20cm">
          <text:p/>
        </draw:line>
        <draw:line draw:style-name="gr13" draw:text-style-name="P1" draw:layer="layout" svg:x1="11.5cm" svg:y1="17.5cm" svg:x2="13.5cm" svg:y2="22cm">
          <text:p/>
        </draw:line>
        <draw:line draw:style-name="gr13" draw:text-style-name="P1" draw:layer="layout" svg:x1="10cm" svg:y1="20cm" svg:x2="6.5cm" svg:y2="22cm">
          <text:p/>
        </draw:line>
        <draw:line draw:style-name="gr13" draw:text-style-name="P1" draw:layer="layout" svg:x1="8cm" svg:y1="17.5cm" svg:x2="10cm" svg:y2="20cm">
          <text:p/>
        </draw:line>
        <draw:frame draw:style-name="gr4" draw:layer="layout" svg:width="0.917cm" svg:height="1.17cm" svg:x="8.083cm" svg:y="18.33cm">
          <draw:text-box>
            <text:p>r<text:span text:style-name="T4">5</text:span></text:p>
          </draw:text-box>
        </draw:frame>
        <draw:frame draw:style-name="gr4" draw:layer="layout" svg:width="0.917cm" svg:height="1.17cm" svg:x="8cm" svg:y="21cm">
          <draw:text-box>
            <text:p>r<text:span text:style-name="T4">6</text:span></text:p>
          </draw:text-box>
        </draw:frame>
        <draw:frame draw:style-name="gr4" draw:layer="layout" svg:width="0.917cm" svg:height="1.17cm" svg:x="11.5cm" svg:y="21.5cm">
          <draw:text-box>
            <text:p>r<text:span text:style-name="T4">4</text:span></text:p>
          </draw:text-box>
        </draw:frame>
        <draw:g>
          <draw:custom-shape draw:style-name="gr6" draw:text-style-name="P1" draw:layer="layout" svg:width="0.915cm" svg:height="1.973cm" draw:transform="rotate (-1.52698856257074) translate (16.971cm 22.499cm)">
            <text:p/>
            <draw:enhanced-geometry svg:viewBox="0 0 21600 21600" draw:glue-points="?f6 10800 10800 21600 ?f5 10800 10800 0" draw:text-areas="?f3 ?f3 ?f4 ?f4" draw:type="trapezoid" draw:modifiers="9867.910696434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4cm" svg:height="1cm" svg:x="15.5cm" svg:y="22.5cm">
            <draw:text-box>
              <text:p>cam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2" draw:display-name="Hatch 2" draw:style="single" draw:color="#000000" draw:distance="0.51cm" draw:rotation="450"/>
    <draw:fill-image draw:name="Aqua" xlink:href="Pictures/100000000000005E0000005EA38222DC.png" xlink:type="simple" xlink:show="embed" xlink:actuate="onLoad"/>
    <draw:fill-image draw:name="Empty" xlink:href="Pictures/100000000000000800000008DD0ADA29.png" xlink:type="simple" xlink:show="embed" xlink:actuate="onLoad"/>
    <draw:fill-image draw:name="Stone" xlink:href="Pictures/100000000000005E0000005E771798E6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Виталий Баранов</meta:initial-creator>
    <meta:creation-date>2011-04-24T13:15:51.26</meta:creation-date>
    <dc:date>2011-05-27T18:02:58.62</dc:date>
    <dc:creator>Виталий Баранов</dc:creator>
    <meta:editing-duration>PT00H45M08S</meta:editing-duration>
    <meta:editing-cycles>7</meta:editing-cycles>
    <meta:generator>OpenOffice.org/3.1$Win32 OpenOffice.org_project/310m19$Build-9420</meta:generator>
    <meta:document-statistic meta:object-count="8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depth</math:mi>
      <math:mo math:stretchy="false">=</math:mo>
      <math:msub>
        <math:mi>r</math:mi>
        <math:mn>1</math:mn>
      </math:msub>
    </math:mrow>
    <math:annotation math:encoding="StarMath 5.0">depth=r sub{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epth</math:mi>
        <math:mo math:stretchy="false">=</math:mo>
        <math:mi math:fontstyle="italic">min</math:mi>
      </math:mrow>
      <math:mrow>
        <math:mo math:stretchy="false">(</math:mo>
        <math:mrow>
          <math:msub>
            <math:mi>r</math:mi>
            <math:mn>1</math:mn>
          </math:msub>
          <math:mi>,</math:mi>
          <math:msub>
            <math:mi>r</math:mi>
            <math:mn>2</math:mn>
          </math:msub>
        </math:mrow>
        <math:mo math:stretchy="false">)</math:mo>
      </math:mrow>
    </math:mrow>
    <math:annotation math:encoding="StarMath 5.0">depth=min(r sub{1}, r sub{2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epth</math:mi>
        <math:mo math:stretchy="false">=</math:mo>
        <math:mi math:fontstyle="italic">min</math:mi>
      </math:mrow>
      <math:mrow>
        <math:mo math:stretchy="false">(</math:mo>
        <math:mrow>
          <math:msub>
            <math:mi>r</math:mi>
            <math:mn>1</math:mn>
          </math:msub>
          <math:mi>,</math:mi>
          <math:mrow>
            <math:msub>
              <math:mi>r</math:mi>
              <math:mn>2</math:mn>
            </math:msub>
            <math:mo math:stretchy="false">+</math:mo>
            <math:msub>
              <math:mi>r</math:mi>
              <math:mn>3</math:mn>
            </math:msub>
          </math:mrow>
          <math:mi>,</math:mi>
          <math:mrow>
            <math:mrow>
              <math:msub>
                <math:mi>r</math:mi>
                <math:mn>2</math:mn>
              </math:msub>
              <math:mo math:stretchy="false">+</math:mo>
              <math:msub>
                <math:mi>r</math:mi>
                <math:mn>4</math:mn>
              </math:msub>
            </math:mrow>
            <math:mo math:stretchy="false">+</math:mo>
            <math:msub>
              <math:mi>r</math:mi>
              <math:mn>5</math:mn>
            </math:msub>
          </math:mrow>
          <math:mi>,</math:mi>
          <math:mrow>
            <math:mrow>
              <math:msub>
                <math:mi>r</math:mi>
                <math:mn>2</math:mn>
              </math:msub>
              <math:mo math:stretchy="false">+</math:mo>
              <math:msub>
                <math:mi>r</math:mi>
                <math:mn>4</math:mn>
              </math:msub>
            </math:mrow>
            <math:mo math:stretchy="false">+</math:mo>
            <math:msub>
              <math:mi>r</math:mi>
              <math:mn>6</math:mn>
            </math:msub>
          </math:mrow>
        </math:mrow>
        <math:mo math:stretchy="false">)</math:mo>
      </math:mrow>
    </math:mrow>
    <math:annotation math:encoding="StarMath 5.0">depth=min(r sub{1}, r sub {2}+r sub{3},r sub{2}+r sub{4}+r sub{5}, r sub{2}+r sub{4}+r sub{6} 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depth</math:mi>
      <math:mo math:stretchy="false">=</math:mo>
      <math:mrow>
        <math:msub>
          <math:mi>r</math:mi>
          <math:mn>1</math:mn>
        </math:msub>
        <math:mo math:stretchy="false">+</math:mo>
        <math:msub>
          <math:mi>r</math:mi>
          <math:mn>2</math:mn>
        </math:msub>
      </math:mrow>
    </math:mrow>
    <math:annotation math:encoding="StarMath 5.0">depth=r sub{1} + r sub{2}</math:annotation>
  </math:semantics>
</math:math>
</file>